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family="Sans Serif" style:font-family-generic="roman" style:font-pitch="variable" style:text-position="0% 100%"/>
    </style:style>
    <style:style style:name="T2" style:family="text">
      <style:text-properties fo:font-family="DejaVu Sans" style:font-family-generic="roman" style:font-pitch="variable"/>
    </style:style>
    <style:style style:name="P1" style:family="paragraph">
      <style:paragraph-properties fo:text-align="center"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2" style:family="paragraph">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1" style:family="graphic">
      <style:graphic-properties calligra:shadow-blur-radius="7.92pt" draw:fill="none" draw:shadow="visible" draw:shadow-color="#cccccc" draw:shadow-offset-x="3.19768pt" draw:shadow-offset-y="3.89569pt" draw:stroke="none" fo:margin="0.000000000000000pt" style:wrap="biggest" style:wrap-contour="false" style:wrap-dynamic-threshold="0.000000000000000pt"/>
    </style:style>
    <style:style style:name="gr2" style:family="graphic">
      <style:graphic-properties draw:fill="solid" draw:fill-color="#ffffff"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3" style:family="graphic">
      <style:graphic-properties draw:auto-grow-height="false" draw:auto-grow-width="true" draw:fill="none" draw:stroke="none" draw:textarea-vertical-align="middle" fo:margin="0.000000000000000pt" fo:padding="0.000000000000000pt" style:wrap="biggest" style:wrap-contour="false" style:wrap-dynamic-threshold="0.000000000000000pt"/>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4" style:family="graphic">
      <style:graphic-properties draw:fill="none" draw:stroke="solid" draw:stroke-linejoin="bevel" draw:textarea-horizontal-align="left" draw:textarea-vertical-align="middle"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5" style:family="graphic">
      <style:graphic-properties draw:fill="none" draw:stroke="solid" draw:stroke-linejoin="bevel"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216.05110377200pt">
          <draw:path draw:style-name="gr2" xml:id="shape-2" draw:id="shape-2" draw:layer="" svg:width="170.07903480000pt" svg:height="40.27169514038pt" svg:x="28.34650580000pt" svg:y="231.21231030071pt" svg:viewBox="0 0 170 40" svg:d="M0 0L170.079 0L170.079 40.2717L0 40.2717Z" calligra:nodeTypes="ccccc">
            <draw:glue-point draw:id="4" svg:x="0.50000000000pt" svg:y="0.50000000000pt" draw:align="center"/>
            <draw:glue-point draw:id="5" svg:x="0.50000000000pt" svg:y="0.50000000000pt" draw:align="center"/>
          </draw:path>
          <draw:frame draw:style-name="gr3" xml:id="shape-3" draw:id="shape-3" draw:layer="" svg:width="136.72620369365pt" svg:height="40.06447447854pt" svg:x="45.43728126170pt" svg:y="233.66759452217pt">
            <draw:text-box>
              <text:p text:style-name="P1"><text:span text:style-name="T1">MELON API</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4" draw:id="shape-4" svg:y="309.27908496706pt">
          <draw:path draw:style-name="gr2" xml:id="shape-5" draw:id="shape-5" draw:layer="" svg:width="255.11855220000pt" svg:height="56.69301160000pt" svg:x="448.94936202692pt" svg:y="281.51169572167pt" svg:viewBox="0 0 255 57" svg:d="M0 0L255.119 0L255.119 56.693L0 56.693Z" calligra:nodeTypes="ccccc">
            <draw:glue-point draw:id="4" svg:x="0.50000000000pt" svg:y="0.50000000000pt" draw:align="center"/>
            <draw:glue-point draw:id="5" svg:x="0.50000000000pt" svg:y="0.50000000000pt" draw:align="center"/>
          </draw:path>
          <draw:frame draw:style-name="gr3" xml:id="shape-6" draw:id="shape-6" draw:layer="" svg:width="204.70191853406pt" svg:height="56.35603524643pt" svg:x="474.53710184370pt" svg:y="281.51169572167pt">
            <draw:text-box>
              <text:p text:style-name="P1"><text:span text:style-name="T1">Remote Storage</text:span></text:p>
              <text:p text:style-name="P1"><text:span text:style-name="T1">Client</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7" draw:id="shape-7" svg:y="208.85860679231pt">
          <draw:path draw:style-name="gr2" xml:id="shape-8" draw:id="shape-8" draw:layer="" svg:width="184.25228770000pt" svg:height="40.54524062962pt" svg:x="224.25248157685pt" svg:y="231.07553755608pt" svg:viewBox="0 0 184 41" svg:d="M0 0L184.252 0L184.252 40.5452L0 40.5452Z" calligra:nodeTypes="ccccc">
            <draw:glue-point draw:id="4" svg:x="0.50000000000pt" svg:y="0.50000000000pt" draw:align="center"/>
            <draw:glue-point draw:id="5" svg:x="0.50000000000pt" svg:y="0.50000000000pt" draw:align="center"/>
          </draw:path>
          <draw:frame draw:style-name="gr3" xml:id="shape-9" draw:id="shape-9" draw:layer="" svg:width="148.05125371296pt" svg:height="40.06447447854pt" svg:x="241.10520021411pt" svg:y="231.71974952217pt">
            <draw:text-box>
              <text:p text:style-name="P1"><text:span text:style-name="T1">Storage API</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10" draw:id="shape-10" svg:y="235.11187498371pt">
          <draw:path draw:style-name="gr2" xml:id="shape-11" draw:id="shape-11" draw:layer="" svg:width="212.59879350000pt" svg:height="40.09548513112pt" svg:x="449.12261492692pt" svg:y="170.12689878537pt" svg:viewBox="0 0 213 40" svg:d="M0 0L212.599 0L212.599 40.0955L0 40.0955Z" calligra:nodeTypes="ccccc">
            <draw:glue-point draw:id="4" svg:x="0.50000000000pt" svg:y="0.50000000000pt" draw:align="center"/>
            <draw:glue-point draw:id="5" svg:x="0.50000000000pt" svg:y="0.50000000000pt" draw:align="center"/>
          </draw:path>
          <draw:frame draw:style-name="gr3" xml:id="shape-12" draw:id="shape-12" draw:layer="" svg:width="170.59472906161pt" svg:height="40.06447447854pt" svg:x="470.44695605960pt" svg:y="172.58218300683pt">
            <draw:text-box>
              <text:p text:style-name="P1"><text:span text:style-name="T1">Local Storage</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13" draw:id="shape-13" svg:y="149.42475744167pt">
          <draw:path draw:style-name="gr2" xml:id="shape-14" draw:id="shape-14" draw:layer="" svg:width="226.77204640000pt" svg:height="40.19121310187pt" svg:x="712.58767292692pt" svg:y="170.07903480000pt" svg:viewBox="0 0 227 40" svg:d="M0 0L226.772 0L226.772 40.1912L0 40.1912Z" calligra:nodeTypes="ccccc">
            <draw:glue-point draw:id="4" svg:x="0.50000000000pt" svg:y="0.50000000000pt" draw:align="center"/>
            <draw:glue-point draw:id="5" svg:x="0.50000000000pt" svg:y="0.50000000000pt" draw:align="center"/>
          </draw:path>
          <draw:frame draw:style-name="gr3" xml:id="shape-15" draw:id="shape-15" draw:layer="" svg:width="182.31093487174pt" svg:height="40.06447447854pt" svg:x="735.37653978587pt" svg:y="172.53431902146pt">
            <draw:text-box>
              <text:p text:style-name="P1"><text:span text:style-name="T1">Storage Server</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connector draw:style-name="gr4" xml:id="shape-16" draw:id="shape-16" draw:layer="" draw:type="line" draw:start-shape="shape-2" draw:start-glue-point="1" draw:end-shape="shape-7" draw:end-glue-point="1" svg:d="M7.0079 22.1352L0 0" svg:viewBox="0 0 7 22"/>
        <draw:connector draw:style-name="gr4" xml:id="shape-17" draw:id="shape-17" draw:layer="" draw:type="lines" draw:start-shape="shape-8" draw:start-glue-point="1" draw:end-shape="shape-11" draw:end-glue-point="3" svg:d="M0 61.1735L20 61.1735L20.6178 0L40.6178 0" svg:viewBox="0 0 41 61">
          <draw:glue-point draw:id="4" svg:x="-50%" svg:y="50%"/>
        </draw:connector>
        <draw:connector draw:style-name="gr4" xml:id="shape-18" draw:id="shape-18" draw:layer="" draw:type="lines" draw:start-shape="shape-5" draw:start-glue-point="3" draw:end-shape="shape-8" draw:end-glue-point="1" svg:d="M40.4446 58.51L20.4446 58.51L20 0L0 0" svg:viewBox="0 0 40 59"/>
        <draw:connector draw:style-name="gr4" xml:id="shape-19" draw:id="shape-19" draw:layer="" draw:type="line" draw:start-shape="shape-11" draw:start-glue-point="1" draw:end-shape="shape-14" draw:end-glue-point="3" svg:d="M0 0L50.8663 0" svg:viewBox="0 0 51 0"/>
        <draw:path draw:style-name="gr5" xml:id="shape-20" draw:id="shape-20" draw:layer="" svg:width="39.25237263953pt" svg:height="102.61072532840pt" svg:x="823.45393742692pt" svg:y="212.59879350000pt" svg:viewBox="0 0 39 103" svg:d="M11.1749 0C52.0252 23.5849 48.3002 57.7885 0 102.611" calligra:nodeTypes="cc">
          <draw:glue-point draw:id="4" svg:x="0.50000000000pt" svg:y="0.50000000000pt" draw:align="center"/>
        </draw:path>
        <draw:path draw:style-name="gr5" xml:id="shape-21" draw:id="shape-21" draw:layer="" svg:width="153.41546878732pt" svg:height="63.59425948401pt" svg:x="704.06791422691pt" svg:y="269.63531860030pt" svg:viewBox="0 0 153 64" svg:d="M0 40.0765C70.1418 81.537 121.28 68.1781 153.415 0" calligra:nodeTypes="cc">
          <draw:glue-point draw:id="4" svg:x="0.50000000000pt" svg:y="0.50000000000pt" draw:align="center"/>
        </draw:path>
        <draw:g draw:style-name="gr1" xml:id="shape-22" draw:id="shape-22" svg:y="266.46433625739pt">
          <draw:path draw:style-name="gr2" xml:id="shape-23" draw:id="shape-23" draw:layer="" svg:width="175.44666346919pt" svg:height="95.20648232080pt" svg:x="752.58767292692pt" svg:y="244.34325432840pt" svg:viewBox="0 0 175 95" svg:d="M38.4734 27.3548C23.7141 26.6495 -3.137 34.2657 0.300908 50.1561C3.7388 66.0935 22.8251 68.8203 30.6492 64.6831C38.4734 60.546 18.4981 86.1211 56.7298 93.032C94.9024 99.9433 113.989 88.8948 108.832 80.6206C103.674 72.3462 142.677 99.2845 160.875 84.0525C179.072 68.8203 141.788 54.2932 149.612 56.4088C157.437 58.4774 181.739 55.7036 173.915 29.4233C166.091 3.14307 95.7913 23.1706 103.615 19.7386C111.439 16.3067 91.4645 -3.06265 67.9919 0.416317C43.6895 4.50645 41.9706 10.7122 39.3625 25.9444Z" calligra:nodeTypes="cccccccccccc">
            <draw:glue-point draw:id="4" svg:x="0.50000000000pt" svg:y="0.50000000000pt" draw:align="center"/>
            <draw:glue-point draw:id="5" svg:x="0.50000000000pt" svg:y="0.50000000000pt" draw:align="center"/>
          </draw:path>
          <draw:frame draw:style-name="gr3" xml:id="shape-24" draw:id="shape-24" draw:layer="" svg:width="101.76320815109pt" svg:height="50.23928746033pt" svg:x="795.86969086283pt" svg:y="268.45811230936pt">
            <draw:text-box>
              <text:p text:style-name="P2"><text:span text:style-name="T2">Network</text:span></text:p>
            </draw:text-box>
            <draw:glue-point draw:id="4" svg:x="0.50000000000pt" svg:y="0.50000000000pt" draw:align="center"/>
            <draw:glue-point draw:id="5" svg:x="0.50000000000pt" svg:y="0.50000000000pt" draw:align="center"/>
          </draw:frame>
          <draw:glue-point draw:id="4" svg:x="-50%" svg:y="-0.8401%"/>
          <draw:glue-point draw:id="5" svg:x="-4.6301%" svg:y="50%"/>
          <draw:glue-point draw:id="6" svg:x="49.95%" svg:y="-8.7301%"/>
          <draw:glue-point draw:id="7" svg:x="-8.0901%" svg:y="-49.9601%"/>
          <draw:glue-point draw:id="8" svg:x="0.86%" svg:y="0.36%"/>
          <draw:glue-point draw:id="9" svg:x="0.50000000000pt" svg:y="0.50000000000pt" draw:align="center"/>
        </draw:g>
        <draw:connector draw:style-name="gr4" xml:id="shape-25" draw:id="shape-25" draw:layer="" draw:type="line" draw:start-shape="shape-2" draw:start-glue-point="1" draw:end-shape="shape-26" draw:end-glue-point="1" svg:d="M0 0L25.8269 2.84217e-14" svg:viewBox="0 0 26 0"/>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calligra:specialborder-bottom="none" calligra:specialborder-left="none" calligra:specialborder-right="none" calligra:specialborder-top="none" fo:border="0pt none #000000" fo:margin="28.080000000000002pt" fo:padding="0.000000000000000pt" fo:page-height="595.439999999999941pt" fo:page-width="985.679999999999950pt" style:print-orientation="landscape"/>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6.2</meta:generator>
    <dc:title/>
    <meta:initial-creator>Unknown</meta:initial-creator>
    <meta:editing-cycles>20</meta:editing-cycles>
    <dc:date>2013-08-03T16:49:35</dc:date>
    <meta:creation-date>2013-06-27T23:27:59</meta:creation-date>
    <dc:creator>Justin</dc:creator>
  </office:meta>
</office:document-meta>
</file>